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cm"/>
    </style:style>
    <style:style style:name="P2" style:family="paragraph" style:parent-style-name="Standard">
      <style:paragraph-properties fo:margin-top="0.101cm" fo:margin-bottom="0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On the Road to Truly Extensible Applications</text:p>
      <text:p text:style-name="P1"/>
      <text:p text:style-name="P1">Q: You've been working on a way to create more extensible applications. <text:s/>What was the motivation?</text:p>
      <text:p text:style-name="P1"/>
      <text:p text:style-name="P1">A: In the late '90s I architected and helped develop a few large commercial systems. <text:s/>One was a platform for managing a large population of smart cards, which was sold to a number of well known credit card companies. <text:s/>At the heart of this product was an OO application framework, and this was used to customize the application for each firm. <text:s/>However, a continuing frustration for me was that I could never predict all of the extension points in advance. <text:s/>For each new customer, we had to add new extension points to the framework and eventually it got quite messy.</text:p>
      <text:p text:style-name="P1">In further work, I found this to be a common dilemma: there is an application or framework that you want to reuse, but it doesn't quite meet your needs. <text:s/>You need to change it to fit, but the original designer hasn't provided all the extension points to anticipate your requirements. <text:s/>You might want to remove some bits, replace others and add lots of things deep in the core of the product. <text:s/>At the same time, you don't want to fork the code just to put your changes in, because you'll end up owning and maintaining it all.</text:p>
      <text:p text:style-name="P1">I eventually realised that true extensibility would not require predicting extension points in advance, and that no everyone wants the same extension points. <text:s/>I've since been working on a component-based approach to address this and other problems.</text:p>
      <text:p text:style-name="P1"/>
      <text:p text:style-name="P1">Q: What exactly do you mean by component?</text:p>
      <text:p text:style-name="P1"/>
      <text:p text:style-name="P1">A: Yes, component is a very overloaded term!</text:p>
      <text:p text:style-name="P1">Basically, in this context, a component is a unit of software that explicitly indicates all the interfaces it provides or requires.</text:p>
      <text:p text:style-name="P1">So, a Java class that indicates all interfaces provided or required is what is known as a leaf component. <text:s/>It can be broken down any further into smaller components.</text:p>
      <text:p text:style-name="P1">However, instances of components can be connected together into a composite component. <text:s/>This has no implementation equivalent in Java – it's a set of wiring instructions. <text:s/>You can then make more and more complex composites until you have an entire system represented as a single component.</text:p>
      <text:p text:style-name="P1"/>
      <text:p text:style-name="P1">Q: Like how Spring wires together beans from XML configuration?</text:p>
      <text:p text:style-name="P1"/>
      <text:p text:style-name="P1">A: Yes, similar to this. <text:s/>The difference is that </text:p>
      <text:p text:style-name="P1"/>
      <text:p text:style-name="P1"/>
      <text:p text:style-name="P1">Interestingly, as I looked into the academic literature, I found that there is a whole area devoted to this, called architecture description languages (ADLs). <text:s/>Systems like Conic and Darwin [ref] have been around for over 10 years, and they influenced COM and other component systems. <text:s/>Koala, a variant of Darwin, has been used by Philips to create television control software for many years. <text:s/>These are all what we would today call “dependency injection”.</text:p>
      <text:p text:style-name="P1">In an ADL there are generally two types of components: leaf and composite. <text:s/>A leaf component represents a Java class and a description of the interfaces it provides and requires. <text:s/>A composite component indicates how to wire up the instances of components it contains to make a new component. <text:s/>This is a hierarchical model, because composite components can contain instances of other components, leaf or composite. <text:s/>So, a composite component is really just wiring instructions, and the leaf components are Java classes. <text:s/>In my approach I have a small “interpreter” which wires up these components from a configuration.</text:p>
      <text:p text:style-name="P1">In Spring and other Java dependency injection approaches, the component hierarchy is flat. <text:s/>Instances of Java classes are wired together, but those wiring instructions don't then form a new component which can be further wired up. <text:s/>These would be classified as non-hierarchical ADLs.</text:p>
      <text:p text:style-name="P1"/>
      <text:p text:style-name="P1">Q: So is this an established approach?</text:p>
      <text:p text:style-name="P1"/>
      <text:p text:style-name="P1">A: Yes, very much so. <text:s/>I contacted two of the Professors involved in Darwin, and this discussion led to me starting a PhD. <text:s/>Interestingly, the term they used in their 1989 paper was “configuration programming”, which is eerily prescient today. <text:s/>At the time the work, although very influential, was sort of “drowned out” by the OO hype of the day.</text:p>
      <text:p text:style-name="P1"/>
      <text:p text:style-name="P1">Q: So how have you addressed extensibililty in this context? <text:s/>What have you added?</text:p>
      <text:p text:style-name="P1"/>
      <text:p text:style-name="P1">A: I realised that an application was just a composite component, which was made up of other component instances and connectors between them. <text:s/>It then seemed obvious that by adding, deleting and replacing instances and connectors in a component, you could cause any changes you wanted.</text:p>
      <text:p text:style-name="P1">To address this, I added two constructs to an ADL: resemblance and redefinition. <text:s/>Redefinition is like inheritance for components. <text:s/>Component A resembles component B, which means it gets all of its instances and connectors. <text:s/>A can then add, delete or replace anything inherited from B. <text:s/>This gives you the power to make arbitrary changes, as you can swap anything out.</text:p>
      <text:p text:style-name="P1">Redefinitio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2-07T09:49:33</meta:creation-date>
    <dc:creator>Andrew</dc:creator>
    <dc:date>2007-12-09T22:36:03</dc:date>
    <dc:language>en-US</dc:language>
    <meta:editing-cycles>5</meta:editing-cycles>
    <meta:editing-duration>PT1H20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792" meta:character-count="4755"/>
  </office:meta>
</office:document-meta>
</file>